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2cm"/>
    </style:style>
    <style:style style:name="co2" style:family="table-column">
      <style:table-column-properties fo:break-before="auto" style:column-width="2.16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g_train_loss</text:p>
          </table:table-cell>
          <table:table-cell office:value-type="string">
            <text:p>d_train_loss</text:p>
          </table:table-cell>
          <table:table-cell office:value-type="string">
            <text:p>g_val_loss</text:p>
          </table:table-cell>
          <table:table-cell office:value-type="string">
            <text:p>d_val_loss</text:p>
          </table:table-cell>
          <table:table-cell>
            <draw:frame table:end-cell-address="Tabelle1.R40" table:end-x="2.152cm" table:end-y="0.319cm" draw:z-index="0" draw:style-name="gr1" draw:text-style-name="P1" svg:width="31.406cm" svg:height="17.826cm" svg:x="0.102cm" svg:y="0.106cm">
              <draw:object draw:notify-on-update-of-ranges="Tabelle1.A1:Tabelle1.A1 Tabelle1.A2:Tabelle1.A51 Tabelle1.B1:Tabelle1.B1 Tabelle1.B2:Tabelle1.B51 Tabelle1.C1:Tabelle1.C1 Tabelle1.C2:Tabelle1.C51 Tabelle1.D1:Tabelle1.D1 Tabelle1.D2:Tabelle1.D5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.44899952">
            <text:p>1,44899952</text:p>
          </table:table-cell>
          <table:table-cell office:value-type="float" office:value="1.44418335">
            <text:p>1,44418335</text:p>
          </table:table-cell>
          <table:table-cell office:value-type="float" office:value="1.18446207">
            <text:p>1,18446207</text:p>
          </table:table-cell>
          <table:table-cell office:value-type="float" office:value="1.35203671">
            <text:p>1,35203671</text:p>
          </table:table-cell>
          <table:table-cell/>
        </table:table-row>
        <table:table-row table:style-name="ro1">
          <table:table-cell office:value-type="float" office:value="3.15756249">
            <text:p>3,15756249</text:p>
          </table:table-cell>
          <table:table-cell office:value-type="float" office:value="0.74207097">
            <text:p>0,74207097</text:p>
          </table:table-cell>
          <table:table-cell office:value-type="float" office:value="1.67307532">
            <text:p>1,67307532</text:p>
          </table:table-cell>
          <table:table-cell office:value-type="float" office:value="1.35043788">
            <text:p>1,35043788</text:p>
          </table:table-cell>
          <table:table-cell/>
        </table:table-row>
        <table:table-row table:style-name="ro1">
          <table:table-cell office:value-type="float" office:value="4.23194504">
            <text:p>4,23194504</text:p>
          </table:table-cell>
          <table:table-cell office:value-type="float" office:value="0.43480003">
            <text:p>0,43480003</text:p>
          </table:table-cell>
          <table:table-cell office:value-type="float" office:value="1.49177933">
            <text:p>1,49177933</text:p>
          </table:table-cell>
          <table:table-cell office:value-type="float" office:value="1.61692703">
            <text:p>1,61692703</text:p>
          </table:table-cell>
          <table:table-cell/>
        </table:table-row>
        <table:table-row table:style-name="ro1">
          <table:table-cell office:value-type="float" office:value="4.28419352">
            <text:p>4,28419352</text:p>
          </table:table-cell>
          <table:table-cell office:value-type="float" office:value="0.42629081">
            <text:p>0,42629081</text:p>
          </table:table-cell>
          <table:table-cell office:value-type="float" office:value="2.00654459">
            <text:p>2,00654459</text:p>
          </table:table-cell>
          <table:table-cell office:value-type="float" office:value="1.51647902">
            <text:p>1,51647902</text:p>
          </table:table-cell>
          <table:table-cell/>
        </table:table-row>
        <table:table-row table:style-name="ro1">
          <table:table-cell office:value-type="float" office:value="4.08821154">
            <text:p>4,08821154</text:p>
          </table:table-cell>
          <table:table-cell office:value-type="float" office:value="0.37507808">
            <text:p>0,37507808</text:p>
          </table:table-cell>
          <table:table-cell office:value-type="float" office:value="1.43037236">
            <text:p>1,43037236</text:p>
          </table:table-cell>
          <table:table-cell office:value-type="float" office:value="1.58578444">
            <text:p>1,58578444</text:p>
          </table:table-cell>
          <table:table-cell/>
        </table:table-row>
        <table:table-row table:style-name="ro1">
          <table:table-cell office:value-type="float" office:value="4.24134874">
            <text:p>4,24134874</text:p>
          </table:table-cell>
          <table:table-cell office:value-type="float" office:value="0.34365717">
            <text:p>0,34365717</text:p>
          </table:table-cell>
          <table:table-cell office:value-type="float" office:value="1.84015644">
            <text:p>1,84015644</text:p>
          </table:table-cell>
          <table:table-cell office:value-type="float" office:value="1.20311797">
            <text:p>1,20311797</text:p>
          </table:table-cell>
          <table:table-cell/>
        </table:table-row>
        <table:table-row table:style-name="ro1">
          <table:table-cell office:value-type="float" office:value="4.46182966">
            <text:p>4,46182966</text:p>
          </table:table-cell>
          <table:table-cell office:value-type="float" office:value="0.30462801">
            <text:p>0,30462801</text:p>
          </table:table-cell>
          <table:table-cell office:value-type="float" office:value="1.62557006">
            <text:p>1,62557006</text:p>
          </table:table-cell>
          <table:table-cell office:value-type="float" office:value="1.64675105">
            <text:p>1,64675105</text:p>
          </table:table-cell>
          <table:table-cell/>
        </table:table-row>
        <table:table-row table:style-name="ro1">
          <table:table-cell office:value-type="float" office:value="4.74787426">
            <text:p>4,74787426</text:p>
          </table:table-cell>
          <table:table-cell office:value-type="float" office:value="0.27730632">
            <text:p>0,27730632</text:p>
          </table:table-cell>
          <table:table-cell office:value-type="float" office:value="3.19386315">
            <text:p>3,19386315</text:p>
          </table:table-cell>
          <table:table-cell office:value-type="float" office:value="1.57469654">
            <text:p>1,57469654</text:p>
          </table:table-cell>
          <table:table-cell/>
        </table:table-row>
        <table:table-row table:style-name="ro1">
          <table:table-cell office:value-type="float" office:value="4.85101366">
            <text:p>4,85101366</text:p>
          </table:table-cell>
          <table:table-cell office:value-type="float" office:value="0.261839">
            <text:p>0,261839</text:p>
          </table:table-cell>
          <table:table-cell office:value-type="float" office:value="1.72708154">
            <text:p>1,72708154</text:p>
          </table:table-cell>
          <table:table-cell office:value-type="float" office:value="1.63681471">
            <text:p>1,63681471</text:p>
          </table:table-cell>
          <table:table-cell/>
        </table:table-row>
        <table:table-row table:style-name="ro1">
          <table:table-cell office:value-type="float" office:value="5.19821215">
            <text:p>5,19821215</text:p>
          </table:table-cell>
          <table:table-cell office:value-type="float" office:value="0.27113077">
            <text:p>0,27113077</text:p>
          </table:table-cell>
          <table:table-cell office:value-type="float" office:value="2.19828153">
            <text:p>2,19828153</text:p>
          </table:table-cell>
          <table:table-cell office:value-type="float" office:value="1.13962352">
            <text:p>1,13962352</text:p>
          </table:table-cell>
          <table:table-cell/>
        </table:table-row>
        <table:table-row table:style-name="ro1">
          <table:table-cell office:value-type="float" office:value="5.17239761">
            <text:p>5,17239761</text:p>
          </table:table-cell>
          <table:table-cell office:value-type="float" office:value="0.25302738">
            <text:p>0,25302738</text:p>
          </table:table-cell>
          <table:table-cell office:value-type="float" office:value="1.88609302">
            <text:p>1,88609302</text:p>
          </table:table-cell>
          <table:table-cell office:value-type="float" office:value="1.82089078">
            <text:p>1,82089078</text:p>
          </table:table-cell>
          <table:table-cell/>
        </table:table-row>
        <table:table-row table:style-name="ro1">
          <table:table-cell office:value-type="float" office:value="5.47554493">
            <text:p>5,47554493</text:p>
          </table:table-cell>
          <table:table-cell office:value-type="float" office:value="0.21783115">
            <text:p>0,21783115</text:p>
          </table:table-cell>
          <table:table-cell office:value-type="float" office:value="2.77012873">
            <text:p>2,77012873</text:p>
          </table:table-cell>
          <table:table-cell office:value-type="float" office:value="1.97879839">
            <text:p>1,97879839</text:p>
          </table:table-cell>
          <table:table-cell/>
        </table:table-row>
        <table:table-row table:style-name="ro1">
          <table:table-cell office:value-type="float" office:value="5.42859602">
            <text:p>5,42859602</text:p>
          </table:table-cell>
          <table:table-cell office:value-type="float" office:value="0.23693879">
            <text:p>0,23693879</text:p>
          </table:table-cell>
          <table:table-cell office:value-type="float" office:value="1.86677468">
            <text:p>1,86677468</text:p>
          </table:table-cell>
          <table:table-cell office:value-type="float" office:value="1.7014643">
            <text:p>1,7014643</text:p>
          </table:table-cell>
          <table:table-cell/>
        </table:table-row>
        <table:table-row table:style-name="ro1">
          <table:table-cell office:value-type="float" office:value="5.54183769">
            <text:p>5,54183769</text:p>
          </table:table-cell>
          <table:table-cell office:value-type="float" office:value="0.20384689">
            <text:p>0,20384689</text:p>
          </table:table-cell>
          <table:table-cell office:value-type="float" office:value="1.72448719">
            <text:p>1,72448719</text:p>
          </table:table-cell>
          <table:table-cell office:value-type="float" office:value="3.30507278">
            <text:p>3,30507278</text:p>
          </table:table-cell>
          <table:table-cell/>
        </table:table-row>
        <table:table-row table:style-name="ro1">
          <table:table-cell office:value-type="float" office:value="5.56396008">
            <text:p>5,56396008</text:p>
          </table:table-cell>
          <table:table-cell office:value-type="float" office:value="0.2147864">
            <text:p>0,2147864</text:p>
          </table:table-cell>
          <table:table-cell office:value-type="float" office:value="2.17671919">
            <text:p>2,17671919</text:p>
          </table:table-cell>
          <table:table-cell office:value-type="float" office:value="1.82957661">
            <text:p>1,82957661</text:p>
          </table:table-cell>
          <table:table-cell/>
        </table:table-row>
        <table:table-row table:style-name="ro1">
          <table:table-cell office:value-type="float" office:value="5.73852205">
            <text:p>5,73852205</text:p>
          </table:table-cell>
          <table:table-cell office:value-type="float" office:value="0.19557458">
            <text:p>0,19557458</text:p>
          </table:table-cell>
          <table:table-cell office:value-type="float" office:value="4.88305187">
            <text:p>4,88305187</text:p>
          </table:table-cell>
          <table:table-cell office:value-type="float" office:value="2.16586876">
            <text:p>2,16586876</text:p>
          </table:table-cell>
          <table:table-cell/>
        </table:table-row>
        <table:table-row table:style-name="ro1">
          <table:table-cell office:value-type="float" office:value="5.91384792">
            <text:p>5,91384792</text:p>
          </table:table-cell>
          <table:table-cell office:value-type="float" office:value="0.24421956">
            <text:p>0,24421956</text:p>
          </table:table-cell>
          <table:table-cell office:value-type="float" office:value="1.5942682">
            <text:p>1,5942682</text:p>
          </table:table-cell>
          <table:table-cell office:value-type="float" office:value="2.08083987">
            <text:p>2,08083987</text:p>
          </table:table-cell>
          <table:table-cell/>
        </table:table-row>
        <table:table-row table:style-name="ro1">
          <table:table-cell office:value-type="float" office:value="5.69239807">
            <text:p>5,69239807</text:p>
          </table:table-cell>
          <table:table-cell office:value-type="float" office:value="0.21080369">
            <text:p>0,21080369</text:p>
          </table:table-cell>
          <table:table-cell office:value-type="float" office:value="2.62313676">
            <text:p>2,62313676</text:p>
          </table:table-cell>
          <table:table-cell office:value-type="float" office:value="1.92556608">
            <text:p>1,92556608</text:p>
          </table:table-cell>
          <table:table-cell/>
        </table:table-row>
        <table:table-row table:style-name="ro1">
          <table:table-cell office:value-type="float" office:value="5.68741751">
            <text:p>5,68741751</text:p>
          </table:table-cell>
          <table:table-cell office:value-type="float" office:value="0.20913732">
            <text:p>0,20913732</text:p>
          </table:table-cell>
          <table:table-cell office:value-type="float" office:value="3.01269507">
            <text:p>3,01269507</text:p>
          </table:table-cell>
          <table:table-cell office:value-type="float" office:value="1.66674018">
            <text:p>1,66674018</text:p>
          </table:table-cell>
          <table:table-cell/>
        </table:table-row>
        <table:table-row table:style-name="ro1">
          <table:table-cell office:value-type="float" office:value="5.68302488">
            <text:p>5,68302488</text:p>
          </table:table-cell>
          <table:table-cell office:value-type="float" office:value="0.19541708">
            <text:p>0,19541708</text:p>
          </table:table-cell>
          <table:table-cell office:value-type="float" office:value="2.20882034">
            <text:p>2,20882034</text:p>
          </table:table-cell>
          <table:table-cell office:value-type="float" office:value="1.63256109">
            <text:p>1,63256109</text:p>
          </table:table-cell>
          <table:table-cell/>
        </table:table-row>
        <table:table-row table:style-name="ro1">
          <table:table-cell office:value-type="float" office:value="5.85514069">
            <text:p>5,85514069</text:p>
          </table:table-cell>
          <table:table-cell office:value-type="float" office:value="0.18091416">
            <text:p>0,18091416</text:p>
          </table:table-cell>
          <table:table-cell office:value-type="float" office:value="2.31967139">
            <text:p>2,31967139</text:p>
          </table:table-cell>
          <table:table-cell office:value-type="float" office:value="1.93185019">
            <text:p>1,93185019</text:p>
          </table:table-cell>
          <table:table-cell/>
        </table:table-row>
        <table:table-row table:style-name="ro1">
          <table:table-cell office:value-type="float" office:value="5.84373856">
            <text:p>5,84373856</text:p>
          </table:table-cell>
          <table:table-cell office:value-type="float" office:value="0.18871935">
            <text:p>0,18871935</text:p>
          </table:table-cell>
          <table:table-cell office:value-type="float" office:value="2.53181386">
            <text:p>2,53181386</text:p>
          </table:table-cell>
          <table:table-cell office:value-type="float" office:value="1.76067126">
            <text:p>1,76067126</text:p>
          </table:table-cell>
          <table:table-cell/>
        </table:table-row>
        <table:table-row table:style-name="ro1">
          <table:table-cell office:value-type="float" office:value="5.99923038">
            <text:p>5,99923038</text:p>
          </table:table-cell>
          <table:table-cell office:value-type="float" office:value="0.1586746">
            <text:p>0,1586746</text:p>
          </table:table-cell>
          <table:table-cell office:value-type="float" office:value="3.96312857">
            <text:p>3,96312857</text:p>
          </table:table-cell>
          <table:table-cell office:value-type="float" office:value="3.74133873">
            <text:p>3,74133873</text:p>
          </table:table-cell>
          <table:table-cell/>
        </table:table-row>
        <table:table-row table:style-name="ro1">
          <table:table-cell office:value-type="float" office:value="5.80025959">
            <text:p>5,80025959</text:p>
          </table:table-cell>
          <table:table-cell office:value-type="float" office:value="0.1805117">
            <text:p>0,1805117</text:p>
          </table:table-cell>
          <table:table-cell office:value-type="float" office:value="3.36125517">
            <text:p>3,36125517</text:p>
          </table:table-cell>
          <table:table-cell office:value-type="float" office:value="1.6214422">
            <text:p>1,6214422</text:p>
          </table:table-cell>
          <table:table-cell/>
        </table:table-row>
        <table:table-row table:style-name="ro1">
          <table:table-cell office:value-type="float" office:value="5.74181366">
            <text:p>5,74181366</text:p>
          </table:table-cell>
          <table:table-cell office:value-type="float" office:value="0.21917547">
            <text:p>0,21917547</text:p>
          </table:table-cell>
          <table:table-cell office:value-type="float" office:value="1.70565593">
            <text:p>1,70565593</text:p>
          </table:table-cell>
          <table:table-cell office:value-type="float" office:value="1.4219265">
            <text:p>1,4219265</text:p>
          </table:table-cell>
          <table:table-cell/>
        </table:table-row>
        <table:table-row table:style-name="ro1">
          <table:table-cell office:value-type="float" office:value="5.20302486">
            <text:p>5,20302486</text:p>
          </table:table-cell>
          <table:table-cell office:value-type="float" office:value="0.26984212">
            <text:p>0,26984212</text:p>
          </table:table-cell>
          <table:table-cell office:value-type="float" office:value="1.35814786">
            <text:p>1,35814786</text:p>
          </table:table-cell>
          <table:table-cell office:value-type="float" office:value="2.2647047">
            <text:p>2,2647047</text:p>
          </table:table-cell>
          <table:table-cell/>
        </table:table-row>
        <table:table-row table:style-name="ro1">
          <table:table-cell office:value-type="float" office:value="5.95503902">
            <text:p>5,95503902</text:p>
          </table:table-cell>
          <table:table-cell office:value-type="float" office:value="0.14726897">
            <text:p>0,14726897</text:p>
          </table:table-cell>
          <table:table-cell office:value-type="float" office:value="2.77493954">
            <text:p>2,77493954</text:p>
          </table:table-cell>
          <table:table-cell office:value-type="float" office:value="1.42905056">
            <text:p>1,42905056</text:p>
          </table:table-cell>
          <table:table-cell/>
        </table:table-row>
        <table:table-row table:style-name="ro1">
          <table:table-cell office:value-type="float" office:value="6.07936907">
            <text:p>6,07936907</text:p>
          </table:table-cell>
          <table:table-cell office:value-type="float" office:value="0.16024907">
            <text:p>0,16024907</text:p>
          </table:table-cell>
          <table:table-cell office:value-type="float" office:value="2.8071568">
            <text:p>2,8071568</text:p>
          </table:table-cell>
          <table:table-cell office:value-type="float" office:value="1.63105953">
            <text:p>1,63105953</text:p>
          </table:table-cell>
          <table:table-cell/>
        </table:table-row>
        <table:table-row table:style-name="ro1">
          <table:table-cell office:value-type="float" office:value="7.01770544">
            <text:p>7,01770544</text:p>
          </table:table-cell>
          <table:table-cell office:value-type="float" office:value="0.15370911">
            <text:p>0,15370911</text:p>
          </table:table-cell>
          <table:table-cell office:value-type="float" office:value="3.74724269">
            <text:p>3,74724269</text:p>
          </table:table-cell>
          <table:table-cell office:value-type="float" office:value="2.35746121">
            <text:p>2,35746121</text:p>
          </table:table-cell>
          <table:table-cell/>
        </table:table-row>
        <table:table-row table:style-name="ro1">
          <table:table-cell office:value-type="float" office:value="7.07872581">
            <text:p>7,07872581</text:p>
          </table:table-cell>
          <table:table-cell office:value-type="float" office:value="0.16127977">
            <text:p>0,16127977</text:p>
          </table:table-cell>
          <table:table-cell office:value-type="float" office:value="3.55978155">
            <text:p>3,55978155</text:p>
          </table:table-cell>
          <table:table-cell office:value-type="float" office:value="1.145913">
            <text:p>1,145913</text:p>
          </table:table-cell>
          <table:table-cell/>
        </table:table-row>
        <table:table-row table:style-name="ro1">
          <table:table-cell office:value-type="float" office:value="6.60566425">
            <text:p>6,60566425</text:p>
          </table:table-cell>
          <table:table-cell office:value-type="float" office:value="0.24398528">
            <text:p>0,24398528</text:p>
          </table:table-cell>
          <table:table-cell office:value-type="float" office:value="1.71616542">
            <text:p>1,71616542</text:p>
          </table:table-cell>
          <table:table-cell office:value-type="float" office:value="1.62460768">
            <text:p>1,62460768</text:p>
          </table:table-cell>
          <table:table-cell/>
        </table:table-row>
        <table:table-row table:style-name="ro1">
          <table:table-cell office:value-type="float" office:value="5.67532921">
            <text:p>5,67532921</text:p>
          </table:table-cell>
          <table:table-cell office:value-type="float" office:value="0.2574766">
            <text:p>0,2574766</text:p>
          </table:table-cell>
          <table:table-cell office:value-type="float" office:value="1.92415702">
            <text:p>1,92415702</text:p>
          </table:table-cell>
          <table:table-cell office:value-type="float" office:value="1.65502155">
            <text:p>1,65502155</text:p>
          </table:table-cell>
          <table:table-cell/>
        </table:table-row>
        <table:table-row table:style-name="ro1">
          <table:table-cell office:value-type="float" office:value="5.78653097">
            <text:p>5,78653097</text:p>
          </table:table-cell>
          <table:table-cell office:value-type="float" office:value="0.24521358">
            <text:p>0,24521358</text:p>
          </table:table-cell>
          <table:table-cell office:value-type="float" office:value="1.9461863">
            <text:p>1,9461863</text:p>
          </table:table-cell>
          <table:table-cell office:value-type="float" office:value="1.20739436">
            <text:p>1,20739436</text:p>
          </table:table-cell>
          <table:table-cell/>
        </table:table-row>
        <table:table-row table:style-name="ro1">
          <table:table-cell office:value-type="float" office:value="5.77712011">
            <text:p>5,77712011</text:p>
          </table:table-cell>
          <table:table-cell office:value-type="float" office:value="0.23492427">
            <text:p>0,23492427</text:p>
          </table:table-cell>
          <table:table-cell office:value-type="float" office:value="1.6567719">
            <text:p>1,6567719</text:p>
          </table:table-cell>
          <table:table-cell office:value-type="float" office:value="1.65106463">
            <text:p>1,65106463</text:p>
          </table:table-cell>
          <table:table-cell/>
        </table:table-row>
        <table:table-row table:style-name="ro1">
          <table:table-cell office:value-type="float" office:value="5.842628">
            <text:p>5,842628</text:p>
          </table:table-cell>
          <table:table-cell office:value-type="float" office:value="0.2210049">
            <text:p>0,2210049</text:p>
          </table:table-cell>
          <table:table-cell office:value-type="float" office:value="1.90751398">
            <text:p>1,90751398</text:p>
          </table:table-cell>
          <table:table-cell office:value-type="float" office:value="1.10546005">
            <text:p>1,10546005</text:p>
          </table:table-cell>
          <table:table-cell/>
        </table:table-row>
        <table:table-row table:style-name="ro1">
          <table:table-cell office:value-type="float" office:value="6.12601662">
            <text:p>6,12601662</text:p>
          </table:table-cell>
          <table:table-cell office:value-type="float" office:value="0.18809134">
            <text:p>0,18809134</text:p>
          </table:table-cell>
          <table:table-cell office:value-type="float" office:value="2.53125668">
            <text:p>2,53125668</text:p>
          </table:table-cell>
          <table:table-cell office:value-type="float" office:value="1.1505065">
            <text:p>1,1505065</text:p>
          </table:table-cell>
          <table:table-cell/>
        </table:table-row>
        <table:table-row table:style-name="ro1">
          <table:table-cell office:value-type="float" office:value="6.14482689">
            <text:p>6,14482689</text:p>
          </table:table-cell>
          <table:table-cell office:value-type="float" office:value="0.18976495">
            <text:p>0,18976495</text:p>
          </table:table-cell>
          <table:table-cell office:value-type="float" office:value="2.3011539">
            <text:p>2,3011539</text:p>
          </table:table-cell>
          <table:table-cell office:value-type="float" office:value="1.64990366">
            <text:p>1,64990366</text:p>
          </table:table-cell>
          <table:table-cell/>
        </table:table-row>
        <table:table-row table:style-name="ro1">
          <table:table-cell office:value-type="float" office:value="6.40450525">
            <text:p>6,40450525</text:p>
          </table:table-cell>
          <table:table-cell office:value-type="float" office:value="0.16488248">
            <text:p>0,16488248</text:p>
          </table:table-cell>
          <table:table-cell office:value-type="float" office:value="2.51845121">
            <text:p>2,51845121</text:p>
          </table:table-cell>
          <table:table-cell office:value-type="float" office:value="1.93014336">
            <text:p>1,93014336</text:p>
          </table:table-cell>
          <table:table-cell/>
        </table:table-row>
        <table:table-row table:style-name="ro1">
          <table:table-cell office:value-type="float" office:value="6.09622431">
            <text:p>6,09622431</text:p>
          </table:table-cell>
          <table:table-cell office:value-type="float" office:value="0.18082966">
            <text:p>0,18082966</text:p>
          </table:table-cell>
          <table:table-cell office:value-type="float" office:value="1.8587774">
            <text:p>1,8587774</text:p>
          </table:table-cell>
          <table:table-cell office:value-type="float" office:value="1.92233765">
            <text:p>1,92233765</text:p>
          </table:table-cell>
          <table:table-cell/>
        </table:table-row>
        <table:table-row table:style-name="ro1">
          <table:table-cell office:value-type="float" office:value="6.07746553">
            <text:p>6,07746553</text:p>
          </table:table-cell>
          <table:table-cell office:value-type="float" office:value="0.19053119">
            <text:p>0,19053119</text:p>
          </table:table-cell>
          <table:table-cell office:value-type="float" office:value="1.91552007">
            <text:p>1,91552007</text:p>
          </table:table-cell>
          <table:table-cell office:value-type="float" office:value="2.64465237">
            <text:p>2,64465237</text:p>
          </table:table-cell>
          <table:table-cell/>
        </table:table-row>
        <table:table-row table:style-name="ro1">
          <table:table-cell office:value-type="float" office:value="6.19283009">
            <text:p>6,19283009</text:p>
          </table:table-cell>
          <table:table-cell office:value-type="float" office:value="0.17568049">
            <text:p>0,17568049</text:p>
          </table:table-cell>
          <table:table-cell office:value-type="float" office:value="2.43492723">
            <text:p>2,43492723</text:p>
          </table:table-cell>
          <table:table-cell office:value-type="float" office:value="1.38289499">
            <text:p>1,38289499</text:p>
          </table:table-cell>
          <table:table-cell/>
        </table:table-row>
        <table:table-row table:style-name="ro1">
          <table:table-cell office:value-type="float" office:value="6.09882402">
            <text:p>6,09882402</text:p>
          </table:table-cell>
          <table:table-cell office:value-type="float" office:value="0.16878864">
            <text:p>0,16878864</text:p>
          </table:table-cell>
          <table:table-cell office:value-type="float" office:value="3.11990476">
            <text:p>3,11990476</text:p>
          </table:table-cell>
          <table:table-cell office:value-type="float" office:value="2.23505282">
            <text:p>2,23505282</text:p>
          </table:table-cell>
          <table:table-cell/>
        </table:table-row>
        <table:table-row table:style-name="ro1">
          <table:table-cell office:value-type="float" office:value="6.08227444">
            <text:p>6,08227444</text:p>
          </table:table-cell>
          <table:table-cell office:value-type="float" office:value="0.18306603">
            <text:p>0,18306603</text:p>
          </table:table-cell>
          <table:table-cell office:value-type="float" office:value="3.45752454">
            <text:p>3,45752454</text:p>
          </table:table-cell>
          <table:table-cell office:value-type="float" office:value="1.61872983">
            <text:p>1,61872983</text:p>
          </table:table-cell>
          <table:table-cell/>
        </table:table-row>
        <table:table-row table:style-name="ro1">
          <table:table-cell office:value-type="float" office:value="6.16278028">
            <text:p>6,16278028</text:p>
          </table:table-cell>
          <table:table-cell office:value-type="float" office:value="0.17396238">
            <text:p>0,17396238</text:p>
          </table:table-cell>
          <table:table-cell office:value-type="float" office:value="4.17557907">
            <text:p>4,17557907</text:p>
          </table:table-cell>
          <table:table-cell office:value-type="float" office:value="2.37713861">
            <text:p>2,37713861</text:p>
          </table:table-cell>
          <table:table-cell/>
        </table:table-row>
        <table:table-row table:style-name="ro1">
          <table:table-cell office:value-type="float" office:value="5.98023844">
            <text:p>5,98023844</text:p>
          </table:table-cell>
          <table:table-cell office:value-type="float" office:value="0.1801233">
            <text:p>0,1801233</text:p>
          </table:table-cell>
          <table:table-cell office:value-type="float" office:value="2.97678399">
            <text:p>2,97678399</text:p>
          </table:table-cell>
          <table:table-cell office:value-type="float" office:value="1.62654519">
            <text:p>1,62654519</text:p>
          </table:table-cell>
          <table:table-cell/>
        </table:table-row>
        <table:table-row table:style-name="ro1">
          <table:table-cell office:value-type="float" office:value="6.03092813">
            <text:p>6,03092813</text:p>
          </table:table-cell>
          <table:table-cell office:value-type="float" office:value="0.1717716">
            <text:p>0,1717716</text:p>
          </table:table-cell>
          <table:table-cell office:value-type="float" office:value="4.18071127">
            <text:p>4,18071127</text:p>
          </table:table-cell>
          <table:table-cell office:value-type="float" office:value="2.04423356">
            <text:p>2,04423356</text:p>
          </table:table-cell>
          <table:table-cell/>
        </table:table-row>
        <table:table-row table:style-name="ro1">
          <table:table-cell office:value-type="float" office:value="5.89576197">
            <text:p>5,89576197</text:p>
          </table:table-cell>
          <table:table-cell office:value-type="float" office:value="0.18635288">
            <text:p>0,18635288</text:p>
          </table:table-cell>
          <table:table-cell office:value-type="float" office:value="2.44977498">
            <text:p>2,44977498</text:p>
          </table:table-cell>
          <table:table-cell office:value-type="float" office:value="1.50185537">
            <text:p>1,50185537</text:p>
          </table:table-cell>
          <table:table-cell/>
        </table:table-row>
        <table:table-row table:style-name="ro1">
          <table:table-cell office:value-type="float" office:value="5.91245031">
            <text:p>5,91245031</text:p>
          </table:table-cell>
          <table:table-cell office:value-type="float" office:value="0.16742866">
            <text:p>0,16742866</text:p>
          </table:table-cell>
          <table:table-cell office:value-type="float" office:value="3.26203609">
            <text:p>3,26203609</text:p>
          </table:table-cell>
          <table:table-cell office:value-type="float" office:value="1.57694495">
            <text:p>1,57694495</text:p>
          </table:table-cell>
          <table:table-cell/>
        </table:table-row>
        <table:table-row table:style-name="ro1">
          <table:table-cell office:value-type="float" office:value="5.89649153">
            <text:p>5,89649153</text:p>
          </table:table-cell>
          <table:table-cell office:value-type="float" office:value="0.21175709">
            <text:p>0,21175709</text:p>
          </table:table-cell>
          <table:table-cell office:value-type="float" office:value="1.68060958">
            <text:p>1,68060958</text:p>
          </table:table-cell>
          <table:table-cell office:value-type="float" office:value="2.68860102">
            <text:p>2,68860102</text:p>
          </table:table-cell>
          <table:table-cell/>
        </table:table-row>
        <table:table-row table:style-name="ro1">
          <table:table-cell office:value-type="float" office:value="5.64184475">
            <text:p>5,64184475</text:p>
          </table:table-cell>
          <table:table-cell office:value-type="float" office:value="0.24164104">
            <text:p>0,24164104</text:p>
          </table:table-cell>
          <table:table-cell office:value-type="float" office:value="1.81262279">
            <text:p>1,81262279</text:p>
          </table:table-cell>
          <table:table-cell office:value-type="float" office:value="2.36587119">
            <text:p>2,36587119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30">30.01.2021</text:date>, <text:time>11:54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4$Win32 OpenOffice.org_project/414m5$Build-9788</meta:generator>
    <meta:document-statistic meta:table-count="1" meta:cell-count="2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407cm" svg:height="17.827cm" xlink:href=".." xlink:type="simple" chart:class="chart:line" chart:style-name="ch1">
        <chart:legend chart:legend-position="end" svg:x="28.211cm" svg:y="7.815cm" style:legend-expansion="high" chart:style-name="ch2"/>
        <chart:plot-area chart:style-name="ch3" table:cell-range-address="Tabelle1.A1:Tabelle1.D51" chart:data-source-has-labels="row" svg:x="1.078cm" svg:y="1.559cm" svg:width="25.877cm" svg:height="15.492cm">
          <chartooo:coordinate-region svg:x="1.514cm" svg:y="1.771cm" svg:width="25.255cm" svg:height="14.6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A2:Tabelle1.A51" chart:label-cell-address="Tabelle1.A1:Tabelle1.A1" chart:class="chart:line">
            <chart:data-point chart:repeated="50"/>
          </chart:series>
          <chart:series chart:style-name="ch7" chart:values-cell-range-address="Tabelle1.B2:Tabelle1.B51" chart:label-cell-address="Tabelle1.B1:Tabelle1.B1" chart:class="chart:line">
            <chart:data-point chart:repeated="50"/>
          </chart:series>
          <chart:series chart:style-name="ch8" chart:values-cell-range-address="Tabelle1.C2:Tabelle1.C51" chart:label-cell-address="Tabelle1.C1:Tabelle1.C1" chart:class="chart:line">
            <chart:data-point chart:repeated="50"/>
          </chart:series>
          <chart:series chart:style-name="ch9" chart:values-cell-range-address="Tabelle1.D2:Tabelle1.D51" chart:label-cell-address="Tabelle1.D1:Tabelle1.D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_train_loss</text:p>
                <draw:g>
                  <svg:desc>Tabelle1.A1:Tabelle1.A1</svg:desc>
                </draw:g>
              </table:table-cell>
              <table:table-cell office:value-type="string">
                <text:p>d_train_loss</text:p>
                <draw:g>
                  <svg:desc>Tabelle1.B1:Tabelle1.B1</svg:desc>
                </draw:g>
              </table:table-cell>
              <table:table-cell office:value-type="string">
                <text:p>g_val_loss</text:p>
                <draw:g>
                  <svg:desc>Tabelle1.C1:Tabelle1.C1</svg:desc>
                </draw:g>
              </table:table-cell>
              <table:table-cell office:value-type="string">
                <text:p>d_val_loss</text:p>
                <draw:g>
                  <svg:desc>Tabelle1.D1:Tabe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4899952">
                <text:p>1.44899952</text:p>
                <draw:g>
                  <svg:desc>Tabelle1.A2:Tabelle1.A51</svg:desc>
                </draw:g>
              </table:table-cell>
              <table:table-cell office:value-type="float" office:value="1.44418335">
                <text:p>1.44418335</text:p>
                <draw:g>
                  <svg:desc>Tabelle1.B2:Tabelle1.B51</svg:desc>
                </draw:g>
              </table:table-cell>
              <table:table-cell office:value-type="float" office:value="1.18446207">
                <text:p>1.18446207</text:p>
                <draw:g>
                  <svg:desc>Tabelle1.C2:Tabelle1.C51</svg:desc>
                </draw:g>
              </table:table-cell>
              <table:table-cell office:value-type="float" office:value="1.35203671">
                <text:p>1.35203671</text:p>
                <draw:g>
                  <svg:desc>Tabelle1.D2:Tabelle1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15756249">
                <text:p>3.15756249</text:p>
              </table:table-cell>
              <table:table-cell office:value-type="float" office:value="0.74207097">
                <text:p>0.74207097</text:p>
              </table:table-cell>
              <table:table-cell office:value-type="float" office:value="1.67307532">
                <text:p>1.67307532</text:p>
              </table:table-cell>
              <table:table-cell office:value-type="float" office:value="1.35043788">
                <text:p>1.350437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23194504">
                <text:p>4.23194504</text:p>
              </table:table-cell>
              <table:table-cell office:value-type="float" office:value="0.43480003">
                <text:p>0.43480003</text:p>
              </table:table-cell>
              <table:table-cell office:value-type="float" office:value="1.49177933">
                <text:p>1.49177933</text:p>
              </table:table-cell>
              <table:table-cell office:value-type="float" office:value="1.61692703">
                <text:p>1.616927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28419352">
                <text:p>4.28419352</text:p>
              </table:table-cell>
              <table:table-cell office:value-type="float" office:value="0.42629081">
                <text:p>0.42629081</text:p>
              </table:table-cell>
              <table:table-cell office:value-type="float" office:value="2.00654459">
                <text:p>2.00654459</text:p>
              </table:table-cell>
              <table:table-cell office:value-type="float" office:value="1.51647902">
                <text:p>1.516479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8821154">
                <text:p>4.08821154</text:p>
              </table:table-cell>
              <table:table-cell office:value-type="float" office:value="0.37507808">
                <text:p>0.37507808</text:p>
              </table:table-cell>
              <table:table-cell office:value-type="float" office:value="1.43037236">
                <text:p>1.43037236</text:p>
              </table:table-cell>
              <table:table-cell office:value-type="float" office:value="1.58578444">
                <text:p>1.585784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4134874">
                <text:p>4.24134874</text:p>
              </table:table-cell>
              <table:table-cell office:value-type="float" office:value="0.34365717">
                <text:p>0.34365717</text:p>
              </table:table-cell>
              <table:table-cell office:value-type="float" office:value="1.84015644">
                <text:p>1.84015644</text:p>
              </table:table-cell>
              <table:table-cell office:value-type="float" office:value="1.20311797">
                <text:p>1.20311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46182966">
                <text:p>4.46182966</text:p>
              </table:table-cell>
              <table:table-cell office:value-type="float" office:value="0.30462801">
                <text:p>0.30462801</text:p>
              </table:table-cell>
              <table:table-cell office:value-type="float" office:value="1.62557006">
                <text:p>1.62557006</text:p>
              </table:table-cell>
              <table:table-cell office:value-type="float" office:value="1.64675105">
                <text:p>1.646751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74787426">
                <text:p>4.74787426</text:p>
              </table:table-cell>
              <table:table-cell office:value-type="float" office:value="0.27730632">
                <text:p>0.27730632</text:p>
              </table:table-cell>
              <table:table-cell office:value-type="float" office:value="3.19386315">
                <text:p>3.19386315</text:p>
              </table:table-cell>
              <table:table-cell office:value-type="float" office:value="1.57469654">
                <text:p>1.574696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85101366">
                <text:p>4.85101366</text:p>
              </table:table-cell>
              <table:table-cell office:value-type="float" office:value="0.261839">
                <text:p>0.261839</text:p>
              </table:table-cell>
              <table:table-cell office:value-type="float" office:value="1.72708154">
                <text:p>1.72708154</text:p>
              </table:table-cell>
              <table:table-cell office:value-type="float" office:value="1.63681471">
                <text:p>1.636814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19821215">
                <text:p>5.19821215</text:p>
              </table:table-cell>
              <table:table-cell office:value-type="float" office:value="0.27113077">
                <text:p>0.27113077</text:p>
              </table:table-cell>
              <table:table-cell office:value-type="float" office:value="2.19828153">
                <text:p>2.19828153</text:p>
              </table:table-cell>
              <table:table-cell office:value-type="float" office:value="1.13962352">
                <text:p>1.139623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17239761">
                <text:p>5.17239761</text:p>
              </table:table-cell>
              <table:table-cell office:value-type="float" office:value="0.25302738">
                <text:p>0.25302738</text:p>
              </table:table-cell>
              <table:table-cell office:value-type="float" office:value="1.88609302">
                <text:p>1.88609302</text:p>
              </table:table-cell>
              <table:table-cell office:value-type="float" office:value="1.82089078">
                <text:p>1.820890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47554493">
                <text:p>5.47554493</text:p>
              </table:table-cell>
              <table:table-cell office:value-type="float" office:value="0.21783115">
                <text:p>0.21783115</text:p>
              </table:table-cell>
              <table:table-cell office:value-type="float" office:value="2.77012873">
                <text:p>2.77012873</text:p>
              </table:table-cell>
              <table:table-cell office:value-type="float" office:value="1.97879839">
                <text:p>1.978798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42859602">
                <text:p>5.42859602</text:p>
              </table:table-cell>
              <table:table-cell office:value-type="float" office:value="0.23693879">
                <text:p>0.23693879</text:p>
              </table:table-cell>
              <table:table-cell office:value-type="float" office:value="1.86677468">
                <text:p>1.86677468</text:p>
              </table:table-cell>
              <table:table-cell office:value-type="float" office:value="1.7014643">
                <text:p>1.70146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4183769">
                <text:p>5.54183769</text:p>
              </table:table-cell>
              <table:table-cell office:value-type="float" office:value="0.20384689">
                <text:p>0.20384689</text:p>
              </table:table-cell>
              <table:table-cell office:value-type="float" office:value="1.72448719">
                <text:p>1.72448719</text:p>
              </table:table-cell>
              <table:table-cell office:value-type="float" office:value="3.30507278">
                <text:p>3.305072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56396008">
                <text:p>5.56396008</text:p>
              </table:table-cell>
              <table:table-cell office:value-type="float" office:value="0.2147864">
                <text:p>0.2147864</text:p>
              </table:table-cell>
              <table:table-cell office:value-type="float" office:value="2.17671919">
                <text:p>2.17671919</text:p>
              </table:table-cell>
              <table:table-cell office:value-type="float" office:value="1.82957661">
                <text:p>1.829576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73852205">
                <text:p>5.73852205</text:p>
              </table:table-cell>
              <table:table-cell office:value-type="float" office:value="0.19557458">
                <text:p>0.19557458</text:p>
              </table:table-cell>
              <table:table-cell office:value-type="float" office:value="4.88305187">
                <text:p>4.88305187</text:p>
              </table:table-cell>
              <table:table-cell office:value-type="float" office:value="2.16586876">
                <text:p>2.165868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91384792">
                <text:p>5.91384792</text:p>
              </table:table-cell>
              <table:table-cell office:value-type="float" office:value="0.24421956">
                <text:p>0.24421956</text:p>
              </table:table-cell>
              <table:table-cell office:value-type="float" office:value="1.5942682">
                <text:p>1.5942682</text:p>
              </table:table-cell>
              <table:table-cell office:value-type="float" office:value="2.08083987">
                <text:p>2.080839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69239807">
                <text:p>5.69239807</text:p>
              </table:table-cell>
              <table:table-cell office:value-type="float" office:value="0.21080369">
                <text:p>0.21080369</text:p>
              </table:table-cell>
              <table:table-cell office:value-type="float" office:value="2.62313676">
                <text:p>2.62313676</text:p>
              </table:table-cell>
              <table:table-cell office:value-type="float" office:value="1.92556608">
                <text:p>1.925566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68741751">
                <text:p>5.68741751</text:p>
              </table:table-cell>
              <table:table-cell office:value-type="float" office:value="0.20913732">
                <text:p>0.20913732</text:p>
              </table:table-cell>
              <table:table-cell office:value-type="float" office:value="3.01269507">
                <text:p>3.01269507</text:p>
              </table:table-cell>
              <table:table-cell office:value-type="float" office:value="1.66674018">
                <text:p>1.666740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68302488">
                <text:p>5.68302488</text:p>
              </table:table-cell>
              <table:table-cell office:value-type="float" office:value="0.19541708">
                <text:p>0.19541708</text:p>
              </table:table-cell>
              <table:table-cell office:value-type="float" office:value="2.20882034">
                <text:p>2.20882034</text:p>
              </table:table-cell>
              <table:table-cell office:value-type="float" office:value="1.63256109">
                <text:p>1.632561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85514069">
                <text:p>5.85514069</text:p>
              </table:table-cell>
              <table:table-cell office:value-type="float" office:value="0.18091416">
                <text:p>0.18091416</text:p>
              </table:table-cell>
              <table:table-cell office:value-type="float" office:value="2.31967139">
                <text:p>2.31967139</text:p>
              </table:table-cell>
              <table:table-cell office:value-type="float" office:value="1.93185019">
                <text:p>1.931850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84373856">
                <text:p>5.84373856</text:p>
              </table:table-cell>
              <table:table-cell office:value-type="float" office:value="0.18871935">
                <text:p>0.18871935</text:p>
              </table:table-cell>
              <table:table-cell office:value-type="float" office:value="2.53181386">
                <text:p>2.53181386</text:p>
              </table:table-cell>
              <table:table-cell office:value-type="float" office:value="1.76067126">
                <text:p>1.760671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99923038">
                <text:p>5.99923038</text:p>
              </table:table-cell>
              <table:table-cell office:value-type="float" office:value="0.1586746">
                <text:p>0.1586746</text:p>
              </table:table-cell>
              <table:table-cell office:value-type="float" office:value="3.96312857">
                <text:p>3.96312857</text:p>
              </table:table-cell>
              <table:table-cell office:value-type="float" office:value="3.74133873">
                <text:p>3.741338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80025959">
                <text:p>5.80025959</text:p>
              </table:table-cell>
              <table:table-cell office:value-type="float" office:value="0.1805117">
                <text:p>0.1805117</text:p>
              </table:table-cell>
              <table:table-cell office:value-type="float" office:value="3.36125517">
                <text:p>3.36125517</text:p>
              </table:table-cell>
              <table:table-cell office:value-type="float" office:value="1.6214422">
                <text:p>1.62144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74181366">
                <text:p>5.74181366</text:p>
              </table:table-cell>
              <table:table-cell office:value-type="float" office:value="0.21917547">
                <text:p>0.21917547</text:p>
              </table:table-cell>
              <table:table-cell office:value-type="float" office:value="1.70565593">
                <text:p>1.70565593</text:p>
              </table:table-cell>
              <table:table-cell office:value-type="float" office:value="1.4219265">
                <text:p>1.42192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20302486">
                <text:p>5.20302486</text:p>
              </table:table-cell>
              <table:table-cell office:value-type="float" office:value="0.26984212">
                <text:p>0.26984212</text:p>
              </table:table-cell>
              <table:table-cell office:value-type="float" office:value="1.35814786">
                <text:p>1.35814786</text:p>
              </table:table-cell>
              <table:table-cell office:value-type="float" office:value="2.2647047">
                <text:p>2.26470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95503902">
                <text:p>5.95503902</text:p>
              </table:table-cell>
              <table:table-cell office:value-type="float" office:value="0.14726897">
                <text:p>0.14726897</text:p>
              </table:table-cell>
              <table:table-cell office:value-type="float" office:value="2.77493954">
                <text:p>2.77493954</text:p>
              </table:table-cell>
              <table:table-cell office:value-type="float" office:value="1.42905056">
                <text:p>1.429050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07936907">
                <text:p>6.07936907</text:p>
              </table:table-cell>
              <table:table-cell office:value-type="float" office:value="0.16024907">
                <text:p>0.16024907</text:p>
              </table:table-cell>
              <table:table-cell office:value-type="float" office:value="2.8071568">
                <text:p>2.8071568</text:p>
              </table:table-cell>
              <table:table-cell office:value-type="float" office:value="1.63105953">
                <text:p>1.631059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01770544">
                <text:p>7.01770544</text:p>
              </table:table-cell>
              <table:table-cell office:value-type="float" office:value="0.15370911">
                <text:p>0.15370911</text:p>
              </table:table-cell>
              <table:table-cell office:value-type="float" office:value="3.74724269">
                <text:p>3.74724269</text:p>
              </table:table-cell>
              <table:table-cell office:value-type="float" office:value="2.35746121">
                <text:p>2.357461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07872581">
                <text:p>7.07872581</text:p>
              </table:table-cell>
              <table:table-cell office:value-type="float" office:value="0.16127977">
                <text:p>0.16127977</text:p>
              </table:table-cell>
              <table:table-cell office:value-type="float" office:value="3.55978155">
                <text:p>3.55978155</text:p>
              </table:table-cell>
              <table:table-cell office:value-type="float" office:value="1.145913">
                <text:p>1.1459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60566425">
                <text:p>6.60566425</text:p>
              </table:table-cell>
              <table:table-cell office:value-type="float" office:value="0.24398528">
                <text:p>0.24398528</text:p>
              </table:table-cell>
              <table:table-cell office:value-type="float" office:value="1.71616542">
                <text:p>1.71616542</text:p>
              </table:table-cell>
              <table:table-cell office:value-type="float" office:value="1.62460768">
                <text:p>1.624607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67532921">
                <text:p>5.67532921</text:p>
              </table:table-cell>
              <table:table-cell office:value-type="float" office:value="0.2574766">
                <text:p>0.2574766</text:p>
              </table:table-cell>
              <table:table-cell office:value-type="float" office:value="1.92415702">
                <text:p>1.92415702</text:p>
              </table:table-cell>
              <table:table-cell office:value-type="float" office:value="1.65502155">
                <text:p>1.655021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78653097">
                <text:p>5.78653097</text:p>
              </table:table-cell>
              <table:table-cell office:value-type="float" office:value="0.24521358">
                <text:p>0.24521358</text:p>
              </table:table-cell>
              <table:table-cell office:value-type="float" office:value="1.9461863">
                <text:p>1.9461863</text:p>
              </table:table-cell>
              <table:table-cell office:value-type="float" office:value="1.20739436">
                <text:p>1.207394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77712011">
                <text:p>5.77712011</text:p>
              </table:table-cell>
              <table:table-cell office:value-type="float" office:value="0.23492427">
                <text:p>0.23492427</text:p>
              </table:table-cell>
              <table:table-cell office:value-type="float" office:value="1.6567719">
                <text:p>1.6567719</text:p>
              </table:table-cell>
              <table:table-cell office:value-type="float" office:value="1.65106463">
                <text:p>1.651064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842628">
                <text:p>5.842628</text:p>
              </table:table-cell>
              <table:table-cell office:value-type="float" office:value="0.2210049">
                <text:p>0.2210049</text:p>
              </table:table-cell>
              <table:table-cell office:value-type="float" office:value="1.90751398">
                <text:p>1.90751398</text:p>
              </table:table-cell>
              <table:table-cell office:value-type="float" office:value="1.10546005">
                <text:p>1.105460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12601662">
                <text:p>6.12601662</text:p>
              </table:table-cell>
              <table:table-cell office:value-type="float" office:value="0.18809134">
                <text:p>0.18809134</text:p>
              </table:table-cell>
              <table:table-cell office:value-type="float" office:value="2.53125668">
                <text:p>2.53125668</text:p>
              </table:table-cell>
              <table:table-cell office:value-type="float" office:value="1.1505065">
                <text:p>1.15050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14482689">
                <text:p>6.14482689</text:p>
              </table:table-cell>
              <table:table-cell office:value-type="float" office:value="0.18976495">
                <text:p>0.18976495</text:p>
              </table:table-cell>
              <table:table-cell office:value-type="float" office:value="2.3011539">
                <text:p>2.3011539</text:p>
              </table:table-cell>
              <table:table-cell office:value-type="float" office:value="1.64990366">
                <text:p>1.649903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40450525">
                <text:p>6.40450525</text:p>
              </table:table-cell>
              <table:table-cell office:value-type="float" office:value="0.16488248">
                <text:p>0.16488248</text:p>
              </table:table-cell>
              <table:table-cell office:value-type="float" office:value="2.51845121">
                <text:p>2.51845121</text:p>
              </table:table-cell>
              <table:table-cell office:value-type="float" office:value="1.93014336">
                <text:p>1.930143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09622431">
                <text:p>6.09622431</text:p>
              </table:table-cell>
              <table:table-cell office:value-type="float" office:value="0.18082966">
                <text:p>0.18082966</text:p>
              </table:table-cell>
              <table:table-cell office:value-type="float" office:value="1.8587774">
                <text:p>1.8587774</text:p>
              </table:table-cell>
              <table:table-cell office:value-type="float" office:value="1.92233765">
                <text:p>1.922337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07746553">
                <text:p>6.07746553</text:p>
              </table:table-cell>
              <table:table-cell office:value-type="float" office:value="0.19053119">
                <text:p>0.19053119</text:p>
              </table:table-cell>
              <table:table-cell office:value-type="float" office:value="1.91552007">
                <text:p>1.91552007</text:p>
              </table:table-cell>
              <table:table-cell office:value-type="float" office:value="2.64465237">
                <text:p>2.644652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19283009">
                <text:p>6.19283009</text:p>
              </table:table-cell>
              <table:table-cell office:value-type="float" office:value="0.17568049">
                <text:p>0.17568049</text:p>
              </table:table-cell>
              <table:table-cell office:value-type="float" office:value="2.43492723">
                <text:p>2.43492723</text:p>
              </table:table-cell>
              <table:table-cell office:value-type="float" office:value="1.38289499">
                <text:p>1.382894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09882402">
                <text:p>6.09882402</text:p>
              </table:table-cell>
              <table:table-cell office:value-type="float" office:value="0.16878864">
                <text:p>0.16878864</text:p>
              </table:table-cell>
              <table:table-cell office:value-type="float" office:value="3.11990476">
                <text:p>3.11990476</text:p>
              </table:table-cell>
              <table:table-cell office:value-type="float" office:value="2.23505282">
                <text:p>2.235052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08227444">
                <text:p>6.08227444</text:p>
              </table:table-cell>
              <table:table-cell office:value-type="float" office:value="0.18306603">
                <text:p>0.18306603</text:p>
              </table:table-cell>
              <table:table-cell office:value-type="float" office:value="3.45752454">
                <text:p>3.45752454</text:p>
              </table:table-cell>
              <table:table-cell office:value-type="float" office:value="1.61872983">
                <text:p>1.618729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16278028">
                <text:p>6.16278028</text:p>
              </table:table-cell>
              <table:table-cell office:value-type="float" office:value="0.17396238">
                <text:p>0.17396238</text:p>
              </table:table-cell>
              <table:table-cell office:value-type="float" office:value="4.17557907">
                <text:p>4.17557907</text:p>
              </table:table-cell>
              <table:table-cell office:value-type="float" office:value="2.37713861">
                <text:p>2.377138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98023844">
                <text:p>5.98023844</text:p>
              </table:table-cell>
              <table:table-cell office:value-type="float" office:value="0.1801233">
                <text:p>0.1801233</text:p>
              </table:table-cell>
              <table:table-cell office:value-type="float" office:value="2.97678399">
                <text:p>2.97678399</text:p>
              </table:table-cell>
              <table:table-cell office:value-type="float" office:value="1.62654519">
                <text:p>1.626545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03092813">
                <text:p>6.03092813</text:p>
              </table:table-cell>
              <table:table-cell office:value-type="float" office:value="0.1717716">
                <text:p>0.1717716</text:p>
              </table:table-cell>
              <table:table-cell office:value-type="float" office:value="4.18071127">
                <text:p>4.18071127</text:p>
              </table:table-cell>
              <table:table-cell office:value-type="float" office:value="2.04423356">
                <text:p>2.044233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89576197">
                <text:p>5.89576197</text:p>
              </table:table-cell>
              <table:table-cell office:value-type="float" office:value="0.18635288">
                <text:p>0.18635288</text:p>
              </table:table-cell>
              <table:table-cell office:value-type="float" office:value="2.44977498">
                <text:p>2.44977498</text:p>
              </table:table-cell>
              <table:table-cell office:value-type="float" office:value="1.50185537">
                <text:p>1.501855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91245031">
                <text:p>5.91245031</text:p>
              </table:table-cell>
              <table:table-cell office:value-type="float" office:value="0.16742866">
                <text:p>0.16742866</text:p>
              </table:table-cell>
              <table:table-cell office:value-type="float" office:value="3.26203609">
                <text:p>3.26203609</text:p>
              </table:table-cell>
              <table:table-cell office:value-type="float" office:value="1.57694495">
                <text:p>1.576944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89649153">
                <text:p>5.89649153</text:p>
              </table:table-cell>
              <table:table-cell office:value-type="float" office:value="0.21175709">
                <text:p>0.21175709</text:p>
              </table:table-cell>
              <table:table-cell office:value-type="float" office:value="1.68060958">
                <text:p>1.68060958</text:p>
              </table:table-cell>
              <table:table-cell office:value-type="float" office:value="2.68860102">
                <text:p>2.688601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64184475">
                <text:p>5.64184475</text:p>
              </table:table-cell>
              <table:table-cell office:value-type="float" office:value="0.24164104">
                <text:p>0.24164104</text:p>
              </table:table-cell>
              <table:table-cell office:value-type="float" office:value="1.81262279">
                <text:p>1.81262279</text:p>
              </table:table-cell>
              <table:table-cell office:value-type="float" office:value="2.36587119">
                <text:p>2.365871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